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Lorem ipsum dolor sit amet, consectetur adipisicing elit. Eligendi, molestias odio facilis pariatur ad illum harum recusandae? Libero provident explicabo, in incidunt beatae architecto. Quia eum incidunt dolores suscipit autem?</text:span></text:p>
        <text:p><text:span text:style-name="T2">Lorem ipsum dolor sit amet, consectetur adipisicing elit. Ipsa rerum ullam repellendus officia dolore quos tempora culpa repellat sit ut? Mollitia praesentium ullam soluta fugiat, molestiae. Minima distinctio praesentium quia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1-07T16:12:44.000</dc:date>
    <meta:generator>PHPWord</meta:generator>
    <meta:initial-creator/>
    <meta:creation-date>2019-01-07T16:12:44.000</meta:creation-date>
    <meta:keyword/>
    <meta:user-defined meta:name="Category"/>
    <meta:user-defined meta:name="Company"/>
    <meta:user-defined meta:name="Manager"/>
  </office:meta>
</office:document-meta>
</file>